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608d4" officeooo:paragraph-rsid="001608d4"/>
    </style:style>
    <style:style style:name="P2" style:family="paragraph" style:parent-style-name="Standard" style:list-style-name="L1">
      <style:text-properties officeooo:rsid="001608d4" officeooo:paragraph-rsid="001608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sons learned:</text:p>
      <text:list xml:id="list2279007160" text:style-name="L1">
        <text:list-item>
          <text:p text:style-name="P2">Had to analyze the pcap file to get initial foothold.</text:p>
        </text:list-item>
        <text:list-item>
          <text:p text:style-name="P2">Used enumeration script to check for privilege escalation.</text:p>
        </text:list-item>
        <text:list-item>
          <text:p text:style-name="P2">Learned about capabilities and how it could be exploited for privilege escalatio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6T13:33:16.800888238</meta:creation-date>
    <dc:date>2021-06-16T13:36:10.188531907</dc:date>
    <meta:editing-duration>PT2M54S</meta:editing-duration>
    <meta:editing-cycles>1</meta:editing-cycles>
    <meta:document-statistic meta:table-count="0" meta:image-count="0" meta:object-count="0" meta:page-count="1" meta:paragraph-count="4" meta:word-count="35" meta:character-count="215" meta:non-whitespace-character-count="187"/>
    <meta:generator>LibreOffice/7.0.4.2$Linux_X86_64 LibreOffice_project/00$Build-2</meta:generator>
  </office:meta>
</office:document-meta>
</file>